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0B7496F45972751D.png" manifest:media-type="image/png"/>
  <manifest:file-entry manifest:full-path="Pictures/100005810000031A0000031A90A9BB170713D465.svg" manifest:media-type="image/svg+xml"/>
  <manifest:file-entry manifest:full-path="Pictures/100000010000001E0000001EC56BB58C12F4D8D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0fa68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113e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fo:language="en" fo:country="GB"/>
    </style:style>
    <style:style style:name="T28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4" style:family="text">
      <style:text-properties fo:language="en" fo:country="GB" officeooo:rsid="0f28d107"/>
    </style:style>
    <style:style style:name="T28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language="en" fo:country="GB" officeooo:rsid="0fed6741"/>
    </style:style>
    <style:style style:name="T287" style:family="text">
      <style:text-properties style:font-name="Liberation Mono" fo:font-size="11pt" style:font-size-asian="11pt" style:font-size-complex="11pt"/>
    </style:style>
    <style:style style:name="T288" style:family="text">
      <style:text-properties style:font-name="Liberation Mono" fo:font-size="8pt" style:font-size-asian="8pt" style:font-size-complex="8pt" loext:padding="0.049cm" loext:border="0.31pt solid #000000"/>
    </style:style>
    <style:style style:name="T28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0" style:family="text">
      <style:text-properties officeooo:rsid="102b859b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officeooo:rsid="1035cc54" style:font-weight-asian="bold" style:font-weight-complex="bold"/>
    </style:style>
    <style:style style:name="T293" style:family="text">
      <style:text-properties fo:font-weight="bold" officeooo:rsid="103b85c2" style:font-weight-asian="bold" style:font-weight-complex="bold"/>
    </style:style>
    <style:style style:name="T294" style:family="text">
      <style:text-properties officeooo:rsid="1035cc54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3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100"><text:span text:style-name="Definition"><text:span text:style-name="T217">USER</text:span></text:span><text:span text:style-name="Definition"><text:span text:style-name="T282">na</text:span></text:span><text:span text:style-name="Definition"><text:span text:style-name="T284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2">COMPUTERNA</text:span></text:span><text:span text:style-name="Definition"><text:span text:style-name="T284">me</text:span></text:span><text:span text:style-name="T236"><text:tab/> </text:span><text:span text:style-name="T282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2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100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240999840" text:style-name="L1">
        <text:list-item>
          <text:p text:style-name="P104"><text:bookmark-start text:name="__RefNumPara__4083_1271708128"/>Prepar<text:span text:style-name="T290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8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03303258513118" text:continue-numbering="true" text:style-name="L1">
        <text:list-item>
          <text:p text:style-name="P103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7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88">Boot the computer from</text:span><text:span text:style-name="T190"><text:note text:id="ftn5" text:note-class="footnote"><text:note-citation>1</text:note-citation><text:note-body><text:p text:style-name="P99"><text:span text:style-name="T120">Boot menu/Setup via one of the </text:span><text:span text:style-name="T121">f</text:span><text:span text:style-name="T120">requently used keys:</text:span> <text:span text:style-name="T289">Esc</text:span><text:span text:style-name="T282">, </text:span><text:span text:style-name="T289">Delete</text:span><text:span text:style-name="T282">, </text:span><text:span text:style-name="T289">F1</text:span><text:span text:style-name="T282">, </text:span><text:span text:style-name="T289">F2</text:span><text:span text:style-name="T282">, </text:span><text:span text:style-name="T289">F9</text:span><text:span text:style-name="T282">, </text:span><text:span text:style-name="T289">F10</text:span><text:span text:style-name="T282">, </text:span><text:span text:style-name="T289">F11</text:span><text:span text:style-name="T282">, </text:span><text:span text:style-name="T286">or </text:span><text:span text:style-name="T289">F12</text:span><text:span text:style-name="T282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7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91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4">At</text:span> <text:span text:style-name="T291">Regio</text:span><text:span text:style-name="T293">n</text:span> <text:span text:style-name="T294">choose</text:span> <text:span text:style-name="T291">Europ</text:span><text:span text:style-name="T29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03302334561119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03303432546664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5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.</text:span></text:span></text:p>
      <text:p text:style-name="P61"><text:a xlink:type="simple" xlink:href="https://creativecommons.org/publicdomain/zero/1.0" text:style-name="Internet_20_link" text:visited-style-name="Visited_20_Internet_20_Link"><text:span text:style-name="Emphasis"><text:span text:style-name="T272">CC0 1.0</text:span></text:span></text:a><text:span text:style-name="Emphasis"><text:span text:style-name="T279"> </text:span></text:span><text:span text:style-name="Emphasis"><text:span text:style-name="T280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C56BB58C12F4D8D5.png" xlink:type="simple" xlink:show="embed" xlink:actuate="onLoad" draw:mime-type="image/png"/></draw:frame></draw:a></text:span></text:span><text:span text:style-name="Emphasis"><text:span text:style-name="T29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0B7496F45972751D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4T10:33:01.081855134">24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3:00.942798753</dc:date>
    <meta:keyword>Installatie</meta:keyword>
    <meta:keyword>Checklist</meta:keyword>
    <meta:keyword>Linux</meta:keyword>
    <meta:editing-cycles>6940</meta:editing-cycles>
    <meta:editing-duration>P12DT6H30M1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79" meta:character-count="4187" meta:non-whitespace-character-count="3552"/>
    <meta:user-defined meta:name="Info 1"/>
    <meta:user-defined meta:name="Info 2"/>
    <meta:user-defined meta:name="Info 3"/>
    <meta:user-defined meta:name="Info 4"/>
  </office:meta>
</office:document-meta>
</file>